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C50000177764F2B7B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text-properties fo:language="en" fo:country="US" fo:font-style="italic" fo:font-weight="normal" style:font-style-asian="italic" style:font-weight-asian="normal" style:font-style-complex="italic" style:font-weight-complex="normal"/>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language="ru" fo:country="RU" fo:font-weight="normal" style:font-weight-asian="normal" style:font-weight-complex="normal"/>
    </style:style>
    <style:style style:name="P9" style:family="paragraph" style:parent-style-name="Standard" style:list-style-name="L1">
      <style:text-properties fo:language="en" fo:country="U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fo:language="en" fo:country="US" fo:font-style="italic" fo:font-weight="normal" style:font-style-asian="italic" style:font-weight-asian="normal" style:font-style-complex="italic" style:font-weight-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bold" style:font-weight-asian="bold" style:font-weight-complex="bold"/>
    </style:style>
    <style:style style:name="T12" style:family="text">
      <style:text-properties fo:language="en" fo:country="US" fo:font-style="normal" style:font-style-asian="normal" style:font-style-complex="normal"/>
    </style:style>
    <style:style style:name="T13" style:family="text">
      <style:text-properties fo:language="ru" fo:country="RU"/>
    </style:style>
    <style:style style:name="T14" style:family="text">
      <style:text-properties fo:language="ru" fo:country="RU"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aption">Dictionary</text:p>
      <text:p text:style-name="Standard">Here we explain the main concepts that are used for the project. </text:p>
      <text:p text:style-name="Standard"/>
      <text:p text:style-name="P1"><text:span text:style-name="T1">An</text:span> Agent <text:span text:style-name="T1">can contain one or several </text:span><text:span text:style-name="T2">Sites</text:span><text:span text:style-name="T1">. Each </text:span>Site<text:span text:style-name="T1"> has the </text:span>internal<text:span text:style-name="T1"> </text:span>state<text:span text:style-name="T1"> and</text:span> <text:span text:style-name="T1">the</text:span> link state <text:span text:style-name="T1">(see the picture). <text:s/></text:span></text:p>
      <text:p text:style-name="P2"/>
      <text:p text:style-name="P2"><draw:frame draw:style-name="fr1" draw:name="Графический объект1" text:anchor-type="paragraph" svg:width="3.1047in" svg:height="2.4583in" draw:z-index="0"><draw:image xlink:href="Pictures/2000000700001DC50000177764F2B7B8.svm" xlink:type="simple" xlink:show="embed" xlink:actuate="onLoad"/></draw:frame>On the picture the <text:span text:style-name="T2">agent </text:span><text:span text:style-name="T3">A</text:span> has two sites: <text:span text:style-name="T3">y</text:span> and <text:s/><text:span text:style-name="T3">x</text:span>. The site <text:span text:style-name="T3">y</text:span> has the internal state <text:span text:style-name="T3">u</text:span>, the other sites have no internal state. The site <text:span text:style-name="T3">y</text:span> has the "<text:span text:style-name="T3">Agent B site t"</text:span> link state, the site <text:span text:style-name="T3">t</text:span> has the "<text:span text:style-name="T3">Agent A site y"</text:span> link state. The site <text:span text:style-name="T3">x</text:span> has the <text:span text:style-name="T5">semi link</text:span> link state; it means that the site is linked with some other site which is unimportant. The site <text:span text:style-name="T3">z</text:span> has the <text:span text:style-name="T5">wild-card</text:span> link state; it <text:s/>means that link state is unimportant at all. The site <text:span text:style-name="T3">r</text:span> has the <text:span text:style-name="T2">free </text:span>link state.</text:p>
      <text:p text:style-name="P2"/>
      <text:p text:style-name="P2">We can describe the picture in the symbolic form as <text:s/><text:span text:style-name="T3">A(y~u!1,x!_),B(t!1,r,z?)</text:span>.</text:p>
      <text:p text:style-name="P2"/>
      <text:p text:style-name="P1"><text:span text:style-name="T1">The</text:span> Rule <text:span text:style-name="T1">consists of two collections of agents and the arrow between them. </text:span><text:s/><text:span text:style-name="T1">For example, </text:span><text:span text:style-name="T4">A(x) </text:span><text:span text:style-name="T8">→ </text:span><text:span text:style-name="T4">A(x!1),B(x!1),C()</text:span><text:span text:style-name="T1">. Here the agent </text:span><text:span text:style-name="T4">C</text:span><text:span text:style-name="T1"> has no sites.</text:span></text:p>
      <text:p text:style-name="P2"/>
      <text:p text:style-name="P1"><text:span text:style-name="T1">The</text:span> Solution<text:span text:style-name="T1"> is a collection of agents. We can apply rules to solution. </text:span></text:p>
      <text:p text:style-name="P2"/>
      <text:p text:style-name="P1"><text:span text:style-name="T1">The</text:span> Injection<text:span text:style-name="T1"> from the rule </text:span><text:span text:style-name="T4">R</text:span><text:span text:style-name="T1"> to the </text:span><text:span text:style-name="T10">s</text:span><text:span text:style-name="T1">olution </text:span><text:span text:style-name="T4">S</text:span><text:span text:style-name="T1"> is a </text:span><text:span text:style-name="T4">compatible</text:span><text:span text:style-name="T1"> </text:span><text:span text:style-name="T4">bijection</text:span><text:span text:style-name="T1"> between the left-hand side </text:span><text:span text:style-name="T10">(LHS)</text:span><text:span text:style-name="T1"> of </text:span><text:span text:style-name="T4">R</text:span><text:span text:style-name="T1"> and some part of </text:span><text:span text:style-name="T4">S</text:span><text:span text:style-name="T1">. </text:span></text:p>
      <text:p text:style-name="P2"/>
      <text:p text:style-name="P1">Example 1:</text:p>
      <text:p text:style-name="P3"><text:span text:style-name="T1">'1' A(x,y~u)</text:span><text:span text:style-name="T10">→ </text:span><text:span text:style-name="T1">A(x!1,y~p),B(x!1)</text:span></text:p>
      <text:p text:style-name="P5">//initial solution</text:p>
      <text:p text:style-name="P4">%init : 10*A(x,y~u)</text:p>
      <text:p text:style-name="P4">%init : 10*A(x!1,y~u),C(x!1)</text:p>
      <text:p text:style-name="P4">%init : 10*A(x,y~p)</text:p>
      <text:p text:style-name="P2"/>
      <text:p text:style-name="P1"><text:span text:style-name="T1">Here </text:span><text:span text:style-name="T4">R</text:span><text:span text:style-name="T1"> has 10 injections. <text:s/></text:span><text:span text:style-name="T4">A(x,y~u)</text:span><text:span text:style-name="T1"> has no injections to </text:span><text:span text:style-name="T4">A(x!1,y~u) </text:span><text:span text:style-name="T1">because the link state is </text:span><text:span text:style-name="T10">incompatible, </text:span><text:span text:style-name="T8">A(x,y~u)</text:span><text:span text:style-name="T10"> has no injections to </text:span><text:span text:style-name="T8">A(x,y~p)</text:span><text:span text:style-name="T10">, because the internal states are incompatible.</text:span></text:p>
      <text:p text:style-name="P1"/>
      <text:p text:style-name="P2"><text:span text:style-name="T2"><text:s/></text:span><text:span text:style-name="T1">The</text:span><text:span text:style-name="T2"> </text:span><text:span text:style-name="T11">Application of the rule</text:span><text:span text:style-name="T10"> is a replacement injection from LHS to RHS of the rule. </text:span><text:span text:style-name="T7">In the </text:span><text:span text:style-name="T11">Example 1,</text:span><text:span text:style-name="T7"> after application of the rule </text:span><text:span text:style-name="T9">'1'</text:span><text:span text:style-name="T7"> we will have </text:span><text:span text:style-name="T9">1*A(x!1,y~p),B(x!1), 9*A(x,y~u), </text:span><text:span text:style-name="T3">10*A(x!1,y~u),C(x!1), </text:span><text:span text:style-name="T9">10*A(x,y~p)</text:span></text:p>
      <text:p text:style-name="P5"/>
      <text:p text:style-name="P1"><text:span text:style-name="T10">Each rule has the </text:span><text:span text:style-name="T7">actions</text:span><text:span text:style-name="T14">. Here is the list of the example rules, describing the possible actions:</text:span></text:p>
      <text:p text:style-name="P6">'1' <text:s/>→ a(x) <text:s text:c="5"/></text:p>
      <text:p text:style-name="P6">'2' b(x)→ </text:p>
      <text:p text:style-name="P6"><text:soft-page-break/>'3' a(x),b(y) → a(x!1),b(y!1)</text:p>
      <text:p text:style-name="P6">'4' a(x!1),b(y!1) → a(x),b(y)</text:p>
      <text:p text:style-name="P6">'5' a(x~u) → a(x~p)</text:p>
      <text:p text:style-name="P6">'6' a(x,y),b() → b(), a(x,y)</text:p>
      <text:p text:style-name="P6">'7'a(x!1),b(z!1) → b(z!1), a(x!1)</text:p>
      <text:p text:style-name="P5"/>
      <text:p text:style-name="P5">The meanings of the actions are the following:</text:p>
      <text:p text:style-name="P5"><text:span text:style-name="T3">'1'</text:span> has the action <text:span text:style-name="T3">“add a(x)”</text:span></text:p>
      <text:p text:style-name="P5"><text:span text:style-name="T3">'2'</text:span> has the action <text:span text:style-name="T3">“delete b(x)”</text:span></text:p>
      <text:p text:style-name="P5"><text:span text:style-name="T3">'3'</text:span> has the action <text:span text:style-name="T3">“bound a.x and b.y”</text:span></text:p>
      <text:p text:style-name="P5"><text:span text:style-name="T3">'4' </text:span>has the action <text:span text:style-name="T3">“break a.x and b.y”</text:span></text:p>
      <text:p text:style-name="P5"><text:span text:style-name="T3">'5' </text:span>has the action <text:span text:style-name="T3">“modify a.x”</text:span></text:p>
      <text:p text:style-name="P5"><text:span text:style-name="T3">'6'</text:span> has the actions <text:span text:style-name="T3">“delete a(x,y)”, “delete b()”, “add a(x,y)”, “add b()”</text:span></text:p>
      <text:p text:style-name="P5"><text:span text:style-name="T3">'7'</text:span> has the actions <text:span text:style-name="T3">“break a.x and b.z”,“delete a(x,y)”, “delete b(z)”, “add a(x,y)”, “add b(z)”. “bound a.x and b.z”</text:span></text:p>
      <text:p text:style-name="P5"/>
      <text:p text:style-name="P7"><text:span text:style-name="T1">The</text:span> Automorphism number <text:span text:style-name="T1">of the rule is the </text:span><text:span text:style-name="T1">LHS</text:span><text:span text:style-name="T1"> </text:span><text:span text:style-name="T1">symmetries </text:span><text:span text:style-name="T1">number. </text:span></text:p>
      <text:p text:style-name="P7"/>
      <text:p text:style-name="P5">For example (<text:span text:style-name="T2">Example 2</text:span>), <text:s/></text:p>
      <text:p text:style-name="P5">the <text:span text:style-name="T3">FirstExampleRule: A(x),A(x) → B(x) @0.01 </text:span>has the <text:span text:style-name="T2">automorphism number</text:span> 2;</text:p>
      <text:p text:style-name="P5">the <text:span text:style-name="T3">SecondExampleRule: A(x,y),A(x),A(x),A(x,y) → A(x),A(x) @2.0 </text:span>has the <text:span text:style-name="T2">automorphism number</text:span> 2*<text:span text:style-name="T13">2 = 4.</text:span></text:p>
      <text:p text:style-name="P8"/>
      <text:p text:style-name="P8">Here @0.01 and @2.0 are the <text:span text:style-name="T2">rule rates</text:span> for <text:span text:style-name="T9">FirstExampleRule </text:span><text:span text:style-name="T12">and</text:span><text:span text:style-name="T9"> </text:span><text:span text:style-name="T9">SecondExampleRule</text:span><text:span text:style-name="T9"> </text:span><text:span text:style-name="T12"><text:s/>respectively.</text:span></text:p>
      <text:p text:style-name="P8"/>
      <text:p text:style-name="P7"><text:span text:style-name="T1">The</text:span> Activity<text:span text:style-name="T1"> of the rule is the </text:span><text:span text:style-name="T4">number of injections</text:span><text:span text:style-name="T1"> from the rule to the solution multiplied by the <text:s/></text:span><text:span text:style-name="T4">rule rate </text:span><text:span text:style-name="T1">and divided by the </text:span><text:span text:style-name="T4">automorphism number.</text:span><text:span text:style-name="T1"> </text:span></text:p>
      <text:p text:style-name="P5"/>
      <text:p text:style-name="P5">In <text:span text:style-name="T2">Example 2,</text:span></text:p>
      <text:p text:style-name="P5">the <text:span text:style-name="T3">FirstExampleRule</text:span> has the activity equal to <text:span text:style-name="T3">numberOfInjections*0.01/2;</text:span></text:p>
      <text:p text:style-name="P5">the <text:span text:style-name="T3">SecondExampleRule</text:span> has the activity equal to <text:span text:style-name="T3">numberOfInjections*2/4</text:span>.</text:p>
      <text:p text:style-name="P5"/>
      <text:p text:style-name="P7"><text:span text:style-name="T1">Each moment only one rule may have the </text:span><text:span text:style-name="T6">infinity</text:span><text:span text:style-name="T1"> rate.</text:span></text:p>
      <text:p text:style-name="P5"/>
      <text:p text:style-name="P7"><text:span text:style-name="T1">The</text:span> Interface<text:span text:style-name="T1"> of the agent type is a set of sites which belongs to all agents of this type.</text:span></text:p>
      <text:p text:style-name="P5">Therefore, the following input data </text:p>
      <text:p text:style-name="P6">'incorrect' B(x)→ A(x)</text:p>
      <text:p text:style-name="P6">%init : A(x,y)</text:p>
      <text:p text:style-name="P6">%init : A(x)</text:p>
      <text:p text:style-name="P5">is incorrect because </text:p>
      <text:list xml:id="list36687972" text:style-name="L1">
        <text:list-item>
          <text:p text:style-name="P9">the “<text:span text:style-name="T3">incorrect”</text:span> rule <text:s/>has the <text:span text:style-name="T3">add</text:span> action which adds an agent with incomplete interface </text:p>
        </text:list-item>
        <text:list-item>
          <text:p text:style-name="P9">the second initial condition contains an agent with incomplete interface.</text:p>
        </text:list-item>
      </text:list>
      <text:p text:style-name="P5"/>
      <text:p text:style-name="P7"><text:span text:style-name="T1">The</text:span> Simulation<text:span text:style-name="T1"> is a process of the </text:span><text:span text:style-name="T1">rules </text:span><text:span text:style-name="T1">application to the initial solution. On each step we summarize all activities of the rules, choose the rule according to the rate of its activity, and apply this rule to the solution. If some rule has infinity rate we choose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4-16T11:32:02</meta:creation-date>
    <dc:date>2009-11-05T17:23:26.61</dc:date>
    <meta:printed-by>Elizaveta Zeldina</meta:printed-by>
    <meta:print-date>2009-11-05T16:13:29</meta:print-date>
    <dc:language>de-DE</dc:language>
    <meta:editing-cycles>16</meta:editing-cycles>
    <meta:editing-duration>PT05H15M20S</meta:editing-duration>
    <meta:document-statistic meta:table-count="0" meta:image-count="1" meta:object-count="0" meta:page-count="2" meta:paragraph-count="51" meta:word-count="634" meta:character-count="3638"/>
    <meta:user-defined meta:name="Info 1"/>
    <meta:user-defined meta:name="Info 2"/>
    <meta:user-defined meta:name="Info 3"/>
    <meta:user-defined meta:name="Info 4"/>
  </office:meta>
</office:document-meta>
</file>